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1c2f" officeooo:paragraph-rsid="00081c2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officeooo:rsid="00090d5d"/>
    </style:style>
    <style:style style:name="T2" style:family="text">
      <style:text-properties officeooo:rsid="0009ec30"/>
    </style:style>
    <style:style style:name="T3" style:family="text">
      <style:text-properties officeooo:rsid="000b3b88"/>
    </style:style>
    <style:style style:name="T4" style:family="text">
      <style:text-properties officeooo:rsid="000d0b32"/>
    </style:style>
    <style:style style:name="T5" style:family="text">
      <style:text-properties officeooo:rsid="000ec62c"/>
    </style:style>
    <style:style style:name="T6" style:family="text">
      <style:text-properties officeooo:rsid="000f3d98"/>
    </style:style>
    <style:style style:name="T7" style:family="text">
      <style:text-properties officeooo:rsid="00132ac3"/>
    </style:style>
    <style:style style:name="T8" style:family="text">
      <style:text-properties officeooo:rsid="00148562"/>
    </style:style>
    <style:style style:name="T9" style:family="text">
      <style:text-properties officeooo:rsid="001591b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1" draw:style-name="gr1" draw:text-style-name="P2" svg:x1="5.854cm" svg:y1="0.436cm" svg:x2="6.621cm" svg:y2="1.071cm"><text:p/></draw:line><draw:line text:anchor-type="paragraph" draw:z-index="1" draw:name="Form2" draw:style-name="gr1" draw:text-style-name="P2" svg:x1="4.822cm" svg:y1="0.489cm" svg:x2="4.928cm" svg:y2="1.283cm"><text:p/></draw:line><draw:line text:anchor-type="paragraph" draw:z-index="2" draw:name="Form3" draw:style-name="gr1" draw:text-style-name="P2" svg:x1="4.294cm" svg:y1="0.436cm" svg:x2="3.685cm" svg:y2="1.468cm"><text:p/></draw:line><draw:frame text:anchor-type="paragraph" draw:z-index="3" draw:name="Form4" draw:style-name="gr2" draw:text-style-name="P3" svg:width="2.197cm" svg:height="0.489cm" svg:x="1.621cm" svg:y="1.468cm"><draw:text-box><text:p>Kommando</text:p></draw:text-box></draw:frame><draw:frame text:anchor-type="paragraph" draw:z-index="4" draw:name="Form5" draw:style-name="gr2" draw:text-style-name="P3" svg:width="1.297cm" svg:height="0.489cm" svg:x="4.426cm" svg:y="1.441cm"><draw:text-box><text:p>Option</text:p></draw:text-box></draw:frame><draw:frame text:anchor-type="paragraph" draw:z-index="5" draw:name="Form6" draw:style-name="gr3" draw:text-style-name="P3" svg:width="2.594cm" svg:height="0.556cm" svg:x="6.304cm" svg:y="1.229cm"><draw:text-box><text:p>Parameter</text:p></draw:text-box></draw:frame>→ Komando Eingabe: $ ls -la /etc</text:p>
      <text:p text:style-name="P1"/>
      <text:p text:style-name="P1"/>
      <text:p text:style-name="P1"/>
      <text:p text:style-name="P1"/>
      <text:p text:style-name="P1"/>
      <text:p text:style-name="P1">→<text:span text:style-name="T1"> Variablen definieren und mit echo ausgeben.</text:span></text:p>
      <text:p text:style-name="P1"><text:tab/>- <text:span text:style-name="T1">echo ist ein Programm, das Inhalte auf dem Bildschirm ausgibt.</text:span></text:p>
      <text:p text:style-name="P1"><text:tab/>- <text:span text:style-name="T1">$ echo “das ist ein String“ //Ausgabe: das ist ein String.</text:span></text:p>
      <text:p text:style-name="P1"><text:tab/>-<text:span text:style-name="T1">$ varName = “Inhalt einer Variable“ $ echo $varName</text:span></text:p>
      <text:p text:style-name="P1"/>
      <text:p text:style-name="P1">→<text:span text:style-name="T1"> PATH-Variable durch .bashrc ändern:</text:span></text:p>
      <text:p text:style-name="P1"><text:tab/>- <text:span text:style-name="T3">$</text:span> <text:span text:style-name="T2">PATH=/user/share:$PATH // ohne $PATH würde die shell nur noch in /user/share nachsehen.</text:span></text:p>
      <text:p text:style-name="P1">- <text:span text:style-name="T3">Dauerhafte Änderung: In .bashrc am ende der Datei PATH=/usr/share:$PATH einfügen.</text:span></text:p>
      <text:p text:style-name="P1"/>
      <text:p text:style-name="P1">→<text:span text:style-name="T4"> jobs:</text:span></text:p>
      <text:p text:style-name="P1"><text:tab/>→<text:span text:style-name="T4"> Läuft ein Programm in der shell, kann man es mit strg+c abbrechen oder mit strg+z</text:span></text:p>
      <text:p text:style-name="P1"><text:tab/><text:tab/><text:span text:style-name="T4">in den Hintergrund versetzten.</text:span></text:p>
      <text:p text:style-name="P1"><text:tab/><text:tab/>→<text:span text:style-name="T4"> Mit $ jobs werden die im Hintergrund laufenden Programme angezeigt.</text:span></text:p>
      <text:p text:style-name="P1"><text:tab/><text:tab/>→<text:span text:style-name="T4"> Mit $ fg jobnummer <text:s/>wird ein Programm wieder in den Vordergrund versetzt.</text:span></text:p>
      <text:p text:style-name="P1"><text:tab/><text:tab/>→<text:span text:style-name="T4"> Mit $ programmname &amp; wird ein Programm beim Start in den Hintergrund versetzt.</text:span></text:p>
      <text:p text:style-name="P1"/>
      <text:p text:style-name="P1">→<text:span text:style-name="T7"> kill</text:span></text:p>
      <text:p text:style-name="P1"><text:tab/>→<text:span text:style-name="T7"> sendet Signale um Prozesse zu beenden.</text:span></text:p>
      <text:p text:style-name="P1"><text:tab/>→<text:span text:style-name="T7"> $ man 7 signal</text:span></text:p>
      <text:p text:style-name="P1"><text:tab/><text:tab/>→<text:span text:style-name="T8"> alle Signale anzeigen lassen.</text:span></text:p>
      <text:p text:style-name="P1"><text:tab/>→<text:span text:style-name="T9"> prozess id mit $ ps -elf auslesen.</text:span></text:p>
      <text:p text:style-name="P1"><text:tab/>→<text:span text:style-name="T9"> Beispiel: $ kill signalnummer prozessID</text:span></text:p>
      <text:p text:style-name="P1"/>
      <text:p text:style-name="P1">→<text:span text:style-name="T5"> ps:</text:span></text:p>
      <text:p text:style-name="P1"><text:tab/>→<text:span text:style-name="T5"> Zeigt laufende Prozesse an.</text:span></text:p>
      <text:p text:style-name="P1"><text:tab/>→<text:span text:style-name="T6"> $ ps aux</text:span></text:p>
      <text:p text:style-name="P1"><text:tab/><text:tab/>→<text:span text:style-name="T6"> zeigt alle prozesse an 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4:41:53.129576256</meta:creation-date>
    <meta:generator>LibreOffice/6.0.7.3$Linux_X86_64 LibreOffice_project/00m0$Build-3</meta:generator>
    <dc:date>2020-01-29T09:05:53.859416000</dc:date>
    <meta:editing-duration>PT47M36S</meta:editing-duration>
    <meta:editing-cycles>12</meta:editing-cycles>
    <meta:document-statistic meta:table-count="0" meta:image-count="0" meta:object-count="0" meta:page-count="1" meta:paragraph-count="25" meta:word-count="185" meta:character-count="1071" meta:non-whitespace-character-count="884"/>
  </office:meta>
</office:document-meta>
</file>